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ext-properties fo:color="#000000" style:font-weight-asian="normal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1">
      <style:table-cell-properties fo:background-color="#dddddd" style:cell-protect="none" style:print-content="true"/>
    </style:style>
    <style:style style:name="ce3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9">
      <style:text-properties fo:font-weight="bold" style:font-weight-asian="bold" style:font-weight-complex="bold"/>
    </style:style>
    <style:style style:name="ce35" style:family="table-cell" style:parent-style-name="Default" style:data-style-name="N125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6"/>
    <style:style style:name="ce41" style:family="table-cell" style:parent-style-name="Default" style:data-style-name="N127"/>
    <style:style style:name="ce4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10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100000" calcext:value-type="currency">
            <text:p>R 1,1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07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,0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0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250000" calcext:value-type="currency">
            <text:p>R 2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lacing the foobars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50000" calcext:value-type="currency">
            <text:p>R 50,00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wiring the snafu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160500" calcext:value-type="currency">
            <text:p>R 160,50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183756.45" calcext:value-type="currency">
            <text:p>R 183,756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grouting the epsilon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701275.86535" calcext:value-type="currency">
            <text:p>R 701,276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Installing flux capacitor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0" calcext:value-type="currency">
            <text:p>R 1,000,000</text:p>
          </table:table-cell>
          <table:table-cell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1838459.21242016" calcext:value-type="currency">
            <text:p>R 1,838,459</text:p>
          </table:table-cell>
        </table:table-row>
        <table:table-row table:style-name="ro2">
          <table:table-cell table:style-name="ce21" office:value-type="string" calcext:value-type="string">
            <text:p>Resurfacing the EJBs</text:p>
          </table:table-cell>
          <table:table-cell office:value-type="float" office:value="2024" calcext:value-type="float">
            <text:p>2024</text:p>
          </table:table-cell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120058.42814792" calcext:value-type="currency">
            <text:p>R 120,058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137454.894386554" calcext:value-type="currency">
            <text:p>R 137,455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Clearing the borgs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0000" calcext:value-type="currency">
            <text:p>R 40,000</text:p>
          </table:table-cell>
          <table:table-cell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52431.8404" calcext:value-type="currency">
            <text:p>R 52,432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7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28" office:value-type="string" calcext:value-type="string">
            <text:p>Proposed budget change real (%)</text:p>
          </table:table-cell>
          <table:table-cell table:style-name="ce31" office:value-type="percentage" office:value="0.05" calcext:value-type="percentage">
            <text:p>5.00%</text:p>
          </table:table-cell>
          <table:table-cell table:style-name="ce31" office:value-type="percentage" office:value="0.02" calcext:value-type="percentage">
            <text:p>2.00%</text:p>
          </table:table-cell>
          <table:table-cell table:number-columns-repeated="7" table:style-name="ce31" office:value-type="percentage" office:value="0.01" calcext:value-type="percentage">
            <text:p>1.00%</text:p>
          </table:table-cell>
          <table:table-cell table:style-name="ce3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12" calcext:value-type="percentage">
            <text:p>12.00%</text:p>
          </table:table-cell>
          <table:table-cell table:style-name="ce16" table:formula="of:=[.C16]+['Current Financials'.$B$17]" office:value-type="percentage" office:value="0.09" calcext:value-type="percentage">
            <text:p>9.00%</text:p>
          </table:table-cell>
          <table:table-cell table:style-name="ce16" table:formula="of:=[.D16]+['Current Financials'.$B$17]" office:value-type="percentage" office:value="0.08" calcext:value-type="percentage">
            <text:p>8.00%</text:p>
          </table:table-cell>
          <table:table-cell table:style-name="ce16" table:formula="of:=[.E16]+['Current Financials'.$B$17]" office:value-type="percentage" office:value="0.08" calcext:value-type="percentage">
            <text:p>8.00%</text:p>
          </table:table-cell>
          <table:table-cell table:style-name="ce16" table:formula="of:=[.F16]+['Current Financials'.$B$17]" office:value-type="percentage" office:value="0.08" calcext:value-type="percentage">
            <text:p>8.00%</text:p>
          </table:table-cell>
          <table:table-cell table:style-name="ce16" table:formula="of:=[.G16]+['Current Financials'.$B$17]" office:value-type="percentage" office:value="0.08" calcext:value-type="percentage">
            <text:p>8.00%</text:p>
          </table:table-cell>
          <table:table-cell table:style-name="ce16" table:formula="of:=[.H16]+['Current Financials'.$B$17]" office:value-type="percentage" office:value="0.08" calcext:value-type="percentage">
            <text:p>8.00%</text:p>
          </table:table-cell>
          <table:table-cell table:style-name="ce16" table:formula="of:=[.I16]+['Current Financials'.$B$17]" office:value-type="percentage" office:value="0.08" calcext:value-type="percentage">
            <text:p>8.00%</text:p>
          </table:table-cell>
          <table:table-cell table:style-name="ce16" table:formula="of:=[.J16]+['Current Financials'.$B$17]" office:value-type="percentage" office:value="0.08" calcext:value-type="percentage">
            <text:p>8.00%</text:p>
          </table:table-cell>
          <table:table-cell table:style-name="ce16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250000" calcext:value-type="currency">
            <text:p>R 250,000</text:p>
          </table:table-cell>
          <table:table-cell table:style-name="ce26" table:formula="of:=[.B25]" office:value-type="currency" office:currency="ZAR" office:value="380100" calcext:value-type="currency">
            <text:p>R 380,100</text:p>
          </table:table-cell>
          <table:table-cell table:style-name="ce26" table:formula="of:=[.C25]" office:value-type="currency" office:currency="ZAR" office:value="438459.000000001" calcext:value-type="currency">
            <text:p>R 438,459</text:p>
          </table:table-cell>
          <table:table-cell table:style-name="ce26" table:formula="of:=[.D25]" office:value-type="currency" office:currency="ZAR" office:value="696912.720000001" calcext:value-type="currency">
            <text:p>R 696,913</text:p>
          </table:table-cell>
          <table:table-cell table:style-name="ce26" table:formula="of:=[.E25]" office:value-type="currency" office:currency="ZAR" office:value="807130.266600002" calcext:value-type="currency">
            <text:p>R 807,130</text:p>
          </table:table-cell>
          <table:table-cell table:style-name="ce26" table:formula="of:=[.F25]" office:value-type="currency" office:currency="ZAR" office:value="1095978.183363" calcext:value-type="currency">
            <text:p>R 1,095,978</text:p>
          </table:table-cell>
          <table:table-cell table:style-name="ce26" table:formula="of:=[.G25]" office:value-type="currency" office:currency="ZAR" office:value="756992.649807244" calcext:value-type="currency">
            <text:p>R 756,993</text:p>
          </table:table-cell>
          <table:table-cell table:style-name="ce26" table:formula="of:=[.H25]" office:value-type="currency" office:currency="ZAR" office:value="1054498.23460178" calcext:value-type="currency">
            <text:p>R 1,054,498</text:p>
          </table:table-cell>
          <table:table-cell table:style-name="ce26" table:formula="of:=[.I25]" office:value-type="currency" office:currency="ZAR" office:value="1405772.89381896" calcext:value-type="currency">
            <text:p>R 1,405,773</text:p>
          </table:table-cell>
          <table:table-cell table:style-name="ce26" table:formula="of:=[.J25]" office:value-type="currency" office:currency="ZAR" office:value="1817885.07712444" calcext:value-type="currency">
            <text:p>R 1,817,885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1070000" calcext:value-type="currency">
            <text:p>R 1,070,000</text:p>
          </table:table-cell>
          <table:table-cell table:style-name="ce26" table:formula="of:=[.B19]*(1+['Current Financials'.$B$17])" office:value-type="currency" office:currency="ZAR" office:value="1144900" calcext:value-type="currency">
            <text:p>R 1,144,900</text:p>
          </table:table-cell>
          <table:table-cell table:style-name="ce26" table:formula="of:=[.C19]*(1+['Current Financials'.$B$17])" office:value-type="currency" office:currency="ZAR" office:value="1225043" calcext:value-type="currency">
            <text:p>R 1,225,043</text:p>
          </table:table-cell>
          <table:table-cell table:style-name="ce26" table:formula="of:=[.D19]*(1+['Current Financials'.$B$17])" office:value-type="currency" office:currency="ZAR" office:value="1310796.01" calcext:value-type="currency">
            <text:p>R 1,310,796</text:p>
          </table:table-cell>
          <table:table-cell table:style-name="ce26" table:formula="of:=[.E19]*(1+['Current Financials'.$B$17])" office:value-type="currency" office:currency="ZAR" office:value="1402551.7307" calcext:value-type="currency">
            <text:p>R 1,402,552</text:p>
          </table:table-cell>
          <table:table-cell table:style-name="ce26" table:formula="of:=[.F19]*(1+['Current Financials'.$B$17])" office:value-type="currency" office:currency="ZAR" office:value="1500730.351849" calcext:value-type="currency">
            <text:p>R 1,500,730</text:p>
          </table:table-cell>
          <table:table-cell table:style-name="ce26" table:formula="of:=[.G19]*(1+['Current Financials'.$B$17])" office:value-type="currency" office:currency="ZAR" office:value="1605781.47647843" calcext:value-type="currency">
            <text:p>R 1,605,781</text:p>
          </table:table-cell>
          <table:table-cell table:style-name="ce26" table:formula="of:=[.H19]*(1+['Current Financials'.$B$17])" office:value-type="currency" office:currency="ZAR" office:value="1718186.17983192" calcext:value-type="currency">
            <text:p>R 1,718,186</text:p>
          </table:table-cell>
          <table:table-cell table:style-name="ce26" table:formula="of:=[.I19]*(1+['Current Financials'.$B$17])" office:value-type="currency" office:currency="ZAR" office:value="1838459.21242016" calcext:value-type="currency">
            <text:p>R 1,838,459</text:p>
          </table:table-cell>
          <table:table-cell table:style-name="ce26" table:formula="of:=[.J19]*(1+['Current Financials'.$B$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00000" calcext:value-type="currency">
            <text:p>R 100,000</text:p>
          </table:table-cell>
          <table:table-cell table:style-name="ce26" table:formula="of:=[.B20]*(1+['Current Financials'.$B$17])" office:value-type="currency" office:currency="ZAR" office:value="107000" calcext:value-type="currency">
            <text:p>R 107,000</text:p>
          </table:table-cell>
          <table:table-cell table:style-name="ce26" table:formula="of:=[.C20]*(1+['Current Financials'.$B$17])" office:value-type="currency" office:currency="ZAR" office:value="114490" calcext:value-type="currency">
            <text:p>R 114,490</text:p>
          </table:table-cell>
          <table:table-cell table:style-name="ce26" table:formula="of:=[.D20]*(1+['Current Financials'.$B$17])" office:value-type="currency" office:currency="ZAR" office:value="122504.3" calcext:value-type="currency">
            <text:p>R 122,504</text:p>
          </table:table-cell>
          <table:table-cell table:style-name="ce26" table:formula="of:=[.E20]*(1+['Current Financials'.$B$17])" office:value-type="currency" office:currency="ZAR" office:value="131079.601" calcext:value-type="currency">
            <text:p>R 131,080</text:p>
          </table:table-cell>
          <table:table-cell table:style-name="ce26" table:formula="of:=[.F20]*(1+['Current Financials'.$B$17])" office:value-type="currency" office:currency="ZAR" office:value="140255.17307" calcext:value-type="currency">
            <text:p>R 140,255</text:p>
          </table:table-cell>
          <table:table-cell table:style-name="ce26" table:formula="of:=[.G20]*(1+['Current Financials'.$B$17])" office:value-type="currency" office:currency="ZAR" office:value="150073.0351849" calcext:value-type="currency">
            <text:p>R 150,073</text:p>
          </table:table-cell>
          <table:table-cell table:style-name="ce26" table:formula="of:=[.H20]*(1+['Current Financials'.$B$17])" office:value-type="currency" office:currency="ZAR" office:value="160578.147647843" calcext:value-type="currency">
            <text:p>R 160,578</text:p>
          </table:table-cell>
          <table:table-cell table:style-name="ce26" table:formula="of:=[.I20]*(1+['Current Financials'.$B$17])" office:value-type="currency" office:currency="ZAR" office:value="171818.617983192" calcext:value-type="currency">
            <text:p>R 171,819</text:p>
          </table:table-cell>
          <table:table-cell table:style-name="ce26" table:formula="of:=[.J20]*(1+['Current Financials'.$B$17])" office:value-type="currency" office:currency="ZAR" office:value="183845.921242016" calcext:value-type="currency">
            <text:p>R 183,8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2" table:formula="of:=['Current Financials'.B13]*(1+[.B17])" office:value-type="currency" office:currency="ZAR" office:value="1232000" calcext:value-type="currency">
            <text:p>R 1,232,000</text:p>
          </table:table-cell>
          <table:table-cell table:style-name="ce32" table:formula="of:=[.B21]*(1+[.C17])" office:value-type="currency" office:currency="ZAR" office:value="1342880" calcext:value-type="currency">
            <text:p>R 1,342,880</text:p>
          </table:table-cell>
          <table:table-cell table:style-name="ce32" table:formula="of:=[.C21]*(1+[.D17])" office:value-type="currency" office:currency="ZAR" office:value="1450310.4" calcext:value-type="currency">
            <text:p>R 1,450,310</text:p>
          </table:table-cell>
          <table:table-cell table:style-name="ce32" table:formula="of:=[.D21]*(1+[.E17])" office:value-type="currency" office:currency="ZAR" office:value="1566335.232" calcext:value-type="currency">
            <text:p>R 1,566,335</text:p>
          </table:table-cell>
          <table:table-cell table:style-name="ce32" table:formula="of:=[.E21]*(1+[.F17])" office:value-type="currency" office:currency="ZAR" office:value="1691642.05056" calcext:value-type="currency">
            <text:p>R 1,691,642</text:p>
          </table:table-cell>
          <table:table-cell table:style-name="ce32" table:formula="of:=[.F21]*(1+[.G17])" office:value-type="currency" office:currency="ZAR" office:value="1826973.4146048" calcext:value-type="currency">
            <text:p>R 1,826,973</text:p>
          </table:table-cell>
          <table:table-cell table:style-name="ce32" table:formula="of:=[.G21]*(1+[.H17])" office:value-type="currency" office:currency="ZAR" office:value="1973131.28777319" calcext:value-type="currency">
            <text:p>R 1,973,131</text:p>
          </table:table-cell>
          <table:table-cell table:style-name="ce32" table:formula="of:=[.H21]*(1+[.I17])" office:value-type="currency" office:currency="ZAR" office:value="2130981.79079504" calcext:value-type="currency">
            <text:p>R 2,130,982</text:p>
          </table:table-cell>
          <table:table-cell table:style-name="ce32" table:formula="of:=[.I21]*(1+[.J17])" office:value-type="currency" office:currency="ZAR" office:value="2301460.33405864" calcext:value-type="currency">
            <text:p>R 2,301,460</text:p>
          </table:table-cell>
          <table:table-cell table:style-name="ce32" table:formula="of:=[.J21]*(1+[.K17])" office:value-type="currency" office:currency="ZAR" office:value="2462562.55744275" calcext:value-type="currency">
            <text:p>R 2,462,563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162000" calcext:value-type="currency">
            <text:p>R 162,000</text:p>
          </table:table-cell>
          <table:table-cell table:style-name="ce26" table:formula="of:=[.C21]-[.C19]" office:value-type="currency" office:currency="ZAR" office:value="197980" calcext:value-type="currency">
            <text:p>R 197,980</text:p>
          </table:table-cell>
          <table:table-cell table:style-name="ce26" table:formula="of:=[.D21]-[.D19]" office:value-type="currency" office:currency="ZAR" office:value="225267.400000001" calcext:value-type="currency">
            <text:p>R 225,267</text:p>
          </table:table-cell>
          <table:table-cell table:style-name="ce26" table:formula="of:=[.E21]-[.E19]" office:value-type="currency" office:currency="ZAR" office:value="255539.222000001" calcext:value-type="currency">
            <text:p>R 255,539</text:p>
          </table:table-cell>
          <table:table-cell table:style-name="ce26" table:formula="of:=[.F21]-[.F19]" office:value-type="currency" office:currency="ZAR" office:value="289090.319860001" calcext:value-type="currency">
            <text:p>R 289,090</text:p>
          </table:table-cell>
          <table:table-cell table:style-name="ce26" table:formula="of:=[.G21]-[.G19]" office:value-type="currency" office:currency="ZAR" office:value="326243.062755801" calcext:value-type="currency">
            <text:p>R 326,243</text:p>
          </table:table-cell>
          <table:table-cell table:style-name="ce26" table:formula="of:=[.H21]-[.H19]" office:value-type="currency" office:currency="ZAR" office:value="367349.811294755" calcext:value-type="currency">
            <text:p>R 367,350</text:p>
          </table:table-cell>
          <table:table-cell table:style-name="ce26" table:formula="of:=[.I21]-[.I19]" office:value-type="currency" office:currency="ZAR" office:value="412795.61096312" calcext:value-type="currency">
            <text:p>R 412,796</text:p>
          </table:table-cell>
          <table:table-cell table:style-name="ce26" table:formula="of:=[.J21]-[.J19]" office:value-type="currency" office:currency="ZAR" office:value="463001.121638489" calcext:value-type="currency">
            <text:p>R 463,001</text:p>
          </table:table-cell>
          <table:table-cell table:style-name="ce26" table:formula="of:=[.K21]-[.K19]" office:value-type="currency" office:currency="ZAR" office:value="495411.200153183" calcext:value-type="currency">
            <text:p>R 495,41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3" table:formula="of:=IF([.B18]&gt;['Current Financials'.$B$12];&quot;&quot;;IF([.B18]&gt;['Current Financials'.$B$12]/4;IF([.B22]&gt;[.B20]; &quot;&quot;; &quot;NOT OK1&quot;); IF([.B22]&gt;0.15*[.B19]; &quot;&quot;; &quot;NOT OK2&quot;)))">
            <text:p/>
          </table:table-cell>
          <table:table-cell table:style-name="ce33" table:formula="of:=IF([.C18]&gt;[.B19];&quot;&quot;;IF([.C18]&gt;[.B19]/4;IF([.C22]&gt;[.C20]; &quot;&quot;; &quot;NOT OK1&quot;); IF([.C22]&gt;0.15*[.C19]; &quot;&quot;; &quot;NOT OK2&quot;)))">
            <text:p/>
          </table:table-cell>
          <table:table-cell table:style-name="ce33" table:formula="of:=IF([.D18]&gt;[.C19];&quot;&quot;;IF([.D18]&gt;[.C19]/4;IF([.D22]&gt;[.D20]; &quot;&quot;; &quot;NOT OK1&quot;); IF([.D22]&gt;0.15*[.D19]; &quot;&quot;; &quot;NOT OK2&quot;)))">
            <text:p/>
          </table:table-cell>
          <table:table-cell table:style-name="ce33" table:formula="of:=IF([.E18]&gt;[.D19];&quot;&quot;;IF([.E18]&gt;[.D19]/4;IF([.E22]&gt;[.E20]; &quot;&quot;; &quot;NOT OK1&quot;); IF([.E22]&gt;0.15*[.E19]; &quot;&quot;; &quot;NOT OK2&quot;)))">
            <text:p/>
          </table:table-cell>
          <table:table-cell table:style-name="ce33" table:formula="of:=IF([.F18]&gt;[.E19];&quot;&quot;;IF([.F18]&gt;[.E19]/4;IF([.F22]&gt;[.F20]; &quot;&quot;; &quot;NOT OK1&quot;); IF([.F22]&gt;0.15*[.F19]; &quot;&quot;; &quot;NOT OK2&quot;)))">
            <text:p/>
          </table:table-cell>
          <table:table-cell table:style-name="ce33" table:formula="of:=IF([.G18]&gt;[.F19];&quot;&quot;;IF([.G18]&gt;[.F19]/4;IF([.G22]&gt;[.G20]; &quot;&quot;; &quot;NOT OK1&quot;); IF([.G22]&gt;0.15*[.G19]; &quot;&quot;; &quot;NOT OK2&quot;)))">
            <text:p/>
          </table:table-cell>
          <table:table-cell table:style-name="ce33" table:formula="of:=IF([.H18]&gt;[.G19];&quot;&quot;;IF([.H18]&gt;[.G19]/4;IF([.H22]&gt;[.H20]; &quot;&quot;; &quot;NOT OK1&quot;); IF([.H22]&gt;0.15*[.H19]; &quot;&quot;; &quot;NOT OK2&quot;)))">
            <text:p/>
          </table:table-cell>
          <table:table-cell table:style-name="ce33" table:formula="of:=IF([.I18]&gt;[.H19];&quot;&quot;;IF([.I18]&gt;[.H19]/4;IF([.I22]&gt;[.I20]; &quot;&quot;; &quot;NOT OK1&quot;); IF([.I22]&gt;0.15*[.I19]; &quot;&quot;; &quot;NOT OK2&quot;)))">
            <text:p/>
          </table:table-cell>
          <table:table-cell table:style-name="ce33" table:formula="of:=IF([.J18]&gt;[.I19];&quot;&quot;;IF([.J18]&gt;[.I19]/4;IF([.J22]&gt;[.J20]; &quot;&quot;; &quot;NOT OK1&quot;); IF([.J22]&gt;0.15*[.J19]; &quot;&quot;; &quot;NOT OK2&quot;)))">
            <text:p/>
          </table:table-cell>
          <table:table-cell table:style-name="ce33" table:formula="of:=IF([.K18]&gt;[.J19];&quot;&quot;;IF([.K18]&gt;[.J19]/4;IF([.K22]&gt;[.K20]; &quot;&quot;; &quot;NOT OK1&quot;); IF([.K22]&gt;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50000" calcext:value-type="currency">
            <text:p>R 50,000</text:p>
          </table:table-cell>
          <table:table-cell table:style-name="ce26" table:formula="of:=SUM(['Ten Year Plan'.H$16:'Ten Year Plan'.H$65])" office:value-type="currency" office:currency="ZAR" office:value="160500" calcext:value-type="currency">
            <text:p>R 160,500</text:p>
          </table:table-cell>
          <table:table-cell table:style-name="ce26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26" table:formula="of:=SUM(['Ten Year Plan'.J$16:'Ten Year Plan'.J$65])" office:value-type="currency" office:currency="ZAR" office:value="183756.45" calcext:value-type="currency">
            <text:p>R 183,756</text:p>
          </table:table-cell>
          <table:table-cell table:style-name="ce26" table:formula="of:=SUM(['Ten Year Plan'.K$16:'Ten Year Plan'.K$65])" office:value-type="currency" office:currency="ZAR" office:value="52431.8404" calcext:value-type="currency">
            <text:p>R 52,432</text:p>
          </table:table-cell>
          <table:table-cell table:style-name="ce26" table:formula="of:=SUM(['Ten Year Plan'.L$16:'Ten Year Plan'.L$65])" office:value-type="currency" office:currency="ZAR" office:value="701275.86535" calcext:value-type="currency">
            <text:p>R 701,276</text:p>
          </table:table-cell>
          <table:table-cell table:style-name="ce26" table:formula="of:=SUM(['Ten Year Plan'.M$16:'Ten Year Plan'.M$65])" office:value-type="currency" office:currency="ZAR" office:value="120058.42814792" calcext:value-type="currency">
            <text:p>R 120,058</text:p>
          </table:table-cell>
          <table:table-cell table:style-name="ce2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6" table:formula="of:=SUM(['Ten Year Plan'.O$16:'Ten Year Plan'.O$65])" office:value-type="currency" office:currency="ZAR" office:value="137454.894386554" calcext:value-type="currency">
            <text:p>R 137,455</text:p>
          </table:table-cell>
          <table:table-cell table:style-name="ce26" table:formula="of:=SUM(['Ten Year Plan'.P$16:'Ten Year Plan'.P$65])" office:value-type="currency" office:currency="ZAR" office:value="1838459.21242016" calcext:value-type="currency">
            <text:p>R 1,838,459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4" table:formula="of:=([.B18]+[.B22]-[.B24])*(1+['Current Financials'.$B$18])" office:value-type="currency" office:currency="ZAR" office:value="380100" calcext:value-type="currency">
            <text:p>R 380,100</text:p>
          </table:table-cell>
          <table:table-cell table:style-name="ce34" table:formula="of:=([.C18]+[.C22]-[.C24])*(1+['Current Financials'.$B$18])" office:value-type="currency" office:currency="ZAR" office:value="438459.000000001" calcext:value-type="currency">
            <text:p>R 438,459</text:p>
          </table:table-cell>
          <table:table-cell table:style-name="ce34" table:formula="of:=([.D18]+[.D22]-[.D24])*(1+['Current Financials'.$B$18])" office:value-type="currency" office:currency="ZAR" office:value="696912.720000001" calcext:value-type="currency">
            <text:p>R 696,913</text:p>
          </table:table-cell>
          <table:table-cell table:style-name="ce34" table:formula="of:=([.E18]+[.E22]-[.E24])*(1+['Current Financials'.$B$18])" office:value-type="currency" office:currency="ZAR" office:value="807130.266600002" calcext:value-type="currency">
            <text:p>R 807,130</text:p>
          </table:table-cell>
          <table:table-cell table:style-name="ce34" table:formula="of:=([.F18]+[.F22]-[.F24])*(1+['Current Financials'.$B$18])" office:value-type="currency" office:currency="ZAR" office:value="1095978.183363" calcext:value-type="currency">
            <text:p>R 1,095,978</text:p>
          </table:table-cell>
          <table:table-cell table:style-name="ce34" table:formula="of:=([.G18]+[.G22]-[.G24])*(1+['Current Financials'.$B$18])" office:value-type="currency" office:currency="ZAR" office:value="756992.649807244" calcext:value-type="currency">
            <text:p>R 756,993</text:p>
          </table:table-cell>
          <table:table-cell table:style-name="ce34" table:formula="of:=([.H18]+[.H22]-[.H24])*(1+['Current Financials'.$B$18])" office:value-type="currency" office:currency="ZAR" office:value="1054498.23460178" calcext:value-type="currency">
            <text:p>R 1,054,498</text:p>
          </table:table-cell>
          <table:table-cell table:style-name="ce34" table:formula="of:=([.I18]+[.I22]-[.I24])*(1+['Current Financials'.$B$18])" office:value-type="currency" office:currency="ZAR" office:value="1405772.89381896" calcext:value-type="currency">
            <text:p>R 1,405,773</text:p>
          </table:table-cell>
          <table:table-cell table:style-name="ce34" table:formula="of:=([.J18]+[.J22]-[.J24])*(1+['Current Financials'.$B$18])" office:value-type="currency" office:currency="ZAR" office:value="1817885.07712444" calcext:value-type="currency">
            <text:p>R 1,817,885</text:p>
          </table:table-cell>
          <table:table-cell table:style-name="ce34" table:formula="of:=([.K18]+[.K22]-[.K24])*(1+['Current Financials'.$B$18])" office:value-type="currency" office:currency="ZAR" office:value="498578.918100341" calcext:value-type="currency">
            <text:p>R 498,579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5" table:formula="of:=[.B25]/[.B19]*12" office:value-type="float" office:value="4.26280373831776" calcext:value-type="float">
            <text:p>4.3</text:p>
          </table:table-cell>
          <table:table-cell table:style-name="ce35" table:formula="of:=[.C25]/[.C19]*12" office:value-type="float" office:value="4.59560485631934" calcext:value-type="float">
            <text:p>4.6</text:p>
          </table:table-cell>
          <table:table-cell table:style-name="ce35" table:formula="of:=[.D25]/[.D19]*12" office:value-type="float" office:value="6.82666048457076" calcext:value-type="float">
            <text:p>6.8</text:p>
          </table:table-cell>
          <table:table-cell table:style-name="ce35" table:formula="of:=[.E25]/[.E19]*12" office:value-type="float" office:value="7.38906979065341" calcext:value-type="float">
            <text:p>7.4</text:p>
          </table:table-cell>
          <table:table-cell table:style-name="ce35" table:formula="of:=[.F25]/[.F19]*12" office:value-type="float" office:value="9.37700757304127" calcext:value-type="float">
            <text:p>9.4</text:p>
          </table:table-cell>
          <table:table-cell table:style-name="ce35" table:formula="of:=[.G25]/[.G19]*12" office:value-type="float" office:value="6.05299398822376" calcext:value-type="float">
            <text:p>6.1</text:p>
          </table:table-cell>
          <table:table-cell table:style-name="ce35" table:formula="of:=[.H25]/[.H19]*12" office:value-type="float" office:value="7.88026204099221" calcext:value-type="float">
            <text:p>7.9</text:p>
          </table:table-cell>
          <table:table-cell table:style-name="ce35" table:formula="of:=[.I25]/[.I19]*12" office:value-type="float" office:value="9.81807147784051" calcext:value-type="float">
            <text:p>9.8</text:p>
          </table:table-cell>
          <table:table-cell table:style-name="ce35" table:formula="of:=[.J25]/[.J19]*12" office:value-type="float" office:value="11.865708403058" calcext:value-type="float">
            <text:p>11.9</text:p>
          </table:table-cell>
          <table:table-cell table:style-name="ce35" table:formula="of:=[.K25]/[.K19]*12" office:value-type="float" office:value="3.04142688107522" calcext:value-type="float">
            <text:p>3.0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6" table:formula="of:=IF([.B25]&gt;[.B19]/4;&quot;&quot;;&quot;NOT OK!&quot;)">
            <text:p/>
          </table:table-cell>
          <table:table-cell table:style-name="ce36" table:formula="of:=IF([.C25]&gt;[.C19]/4;&quot;&quot;;&quot;NOT OK!&quot;)">
            <text:p/>
          </table:table-cell>
          <table:table-cell table:style-name="ce36" table:formula="of:=IF([.D25]&gt;[.D19]/4;&quot;&quot;;&quot;NOT OK!&quot;)">
            <text:p/>
          </table:table-cell>
          <table:table-cell table:style-name="ce36" table:formula="of:=IF([.E25]&gt;[.E19]/4;&quot;&quot;;&quot;NOT OK!&quot;)">
            <text:p/>
          </table:table-cell>
          <table:table-cell table:style-name="ce36" table:formula="of:=IF([.F25]&gt;[.F19]/4;&quot;&quot;;&quot;NOT OK!&quot;)">
            <text:p/>
          </table:table-cell>
          <table:table-cell table:style-name="ce36" table:formula="of:=IF([.G25]&gt;[.G19]/4;&quot;&quot;;&quot;NOT OK!&quot;)">
            <text:p/>
          </table:table-cell>
          <table:table-cell table:style-name="ce36" table:formula="of:=IF([.H25]&gt;[.H19]/4;&quot;&quot;;&quot;NOT OK!&quot;)">
            <text:p/>
          </table:table-cell>
          <table:table-cell table:style-name="ce36" table:formula="of:=IF([.I25]&gt;[.I19]/4;&quot;&quot;;&quot;NOT OK!&quot;)">
            <text:p/>
          </table:table-cell>
          <table:table-cell table:style-name="ce36" table:formula="of:=IF([.J25]&gt;[.J19]/4;&quot;&quot;;&quot;NOT OK!&quot;)">
            <text:p/>
          </table:table-cell>
          <table:table-cell table:style-name="ce36" table:formula="of:=IF([.K25]&gt;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2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0"/>
          <table:table-cell table:style-name="Default"/>
          <table:table-cell table:number-columns-repeated="9"/>
        </table:table-row>
        <table:table-row table:style-name="ro4">
          <table:table-cell table:style-name="ce3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39"/>
        <table:table-column table:style-name="co12" table:default-cell-style-name="ce12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38" table:number-columns-spanned="2" table:number-rows-spanned="1"/>
          <table:covered-table-cell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6" table:formula="of:=['Planning and Projections'.B21]" office:value-type="currency" office:currency="ZAR" office:value="1232000" calcext:value-type="currency">
            <text:p>R 1,232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7]/['Current Financials'.B13]-1" office:value-type="percentage" office:value="0.12" calcext:value-type="percentage">
            <text:p>12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6" table:formula="of:=['Planning and Projections'.B18]" office:value-type="currency" office:currency="ZAR" office:value="250000" calcext:value-type="currency">
            <text:p>R 25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6" table:formula="of:=['Planning and Projections'.B25]" office:value-type="currency" office:currency="ZAR" office:value="380100" calcext:value-type="currency">
            <text:p>R 380,10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1" table:formula="of:=([.B10]-[.B9])/[.B9]" office:value-type="percentage" office:value="0.520400000000001" calcext:value-type="percentage">
            <text:p>52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2" table:formula="of:=['Planning and Projections'.B26]" office:value-type="float" office:value="4.26280373831776" calcext:value-type="float">
            <text:p>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1:11:17.422089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1:38:16.062742869</dc:date>
    <meta:editing-duration>PT4H35M47S</meta:editing-duration>
    <meta:editing-cycles>27</meta:editing-cycles>
    <meta:generator>LibreOffice/5.0.6.2$Linux_X86_64 LibreOffice_project/00$Build-2</meta:generator>
    <meta:document-statistic meta:table-count="5" meta:cell-count="678" meta:object-count="0"/>
  </office:meta>
</office:document-meta>
</file>